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52cm" fo:break-before="auto" style:use-optimal-row-height="false"/>
    </style:style>
    <style:style style:name="ro19" style:family="table-row">
      <style:table-row-properties style:row-height="1cm" fo:break-before="auto" style:use-optimal-row-height="false"/>
    </style:style>
    <style:style style:name="ro20" style:family="table-row">
      <style:table-row-properties style:row-height="1.496cm" fo:break-before="auto" style:use-optimal-row-height="false"/>
    </style:style>
    <style:style style:name="ro21" style:family="table-row">
      <style:table-row-properties style:row-height="3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5"/>
    <style:style style:name="ce3" style:family="table-cell" style:parent-style-name="Default">
      <style:table-cell-properties fo:background-color="#ffffff" fo:border="0.002cm solid #ffffff"/>
      <style:text-properties fo:color="#ffffff"/>
    </style:style>
    <style:style style:name="ce4" style:family="table-cell" style:parent-style-name="Default">
      <style:table-cell-properties fo:background-color="#4c4c4c" fo:border="0.002cm solid #ffffff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800000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order="0.002cm solid #ffffff"/>
    </style:style>
    <style:style style:name="ce7" style:family="table-cell" style:parent-style-name="Default">
      <style:table-cell-properties fo:background-color="#00dcff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3333" fo:border="0.002cm solid #ffffff"/>
    </style:style>
    <style:style style:name="ce9" style:family="table-cell" style:parent-style-name="Default">
      <style:table-cell-properties fo:background-color="#333333" style:text-align-source="fix" style:repeat-content="false" fo:border="0.002cm solid #ffffff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00dcff" fo:border="0.002cm solid #000000"/>
    </style:style>
    <style:style style:name="ce11" style:family="table-cell" style:parent-style-name="Default" style:data-style-name="N105">
      <style:text-properties style:font-name="Liberation Sans" style:font-name-asian="DejaVu Sans" style:font-name-complex="DejaVu Sans"/>
    </style:style>
    <style:style style:name="ce12" style:family="table-cell" style:parent-style-name="Default">
      <style:table-cell-properties fo:background-color="#004586" style:text-align-source="fix" style:repeat-content="false" fo:border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02cm solid #333333"/>
      <style:paragraph-properties fo:text-align="center" fo:margin-left="0cm"/>
      <style:text-properties fo:color="#333333" fo:font-weight="normal" style:font-weight-asian="normal" style:font-weight-complex="normal"/>
    </style:style>
    <style:style style:name="ce14" style:family="table-cell" style:parent-style-name="Default" style:data-style-name="N2">
      <style:table-cell-properties fo:background-color="#ffffff" style:text-align-source="fix" style:repeat-content="false" fo:border="0.002cm solid #333333"/>
      <style:paragraph-properties fo:text-align="center" fo:margin-left="0cm"/>
      <style:text-properties fo:color="#333333" fo:font-weight="normal" style:font-weight-asian="normal" style:font-weight-complex="normal"/>
    </style:style>
    <style:style style:name="ce15" style:family="table-cell" style:parent-style-name="Default">
      <style:table-cell-properties fo:background-color="#ffffff" fo:border="0.002cm solid #333333"/>
      <style:text-properties fo:color="#ffffff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333333" fo:border="0.002cm solid #ffffff"/>
      <style:text-properties fo:color="#ffffff"/>
    </style:style>
    <style:style style:name="ce18" style:family="table-cell" style:parent-style-name="Default">
      <style:table-cell-properties fo:background-color="#00dcff" fo:border="0.002cm solid #000000"/>
    </style:style>
    <style:style style:name="ce19" style:family="table-cell" style:parent-style-name="Default">
      <style:table-cell-properties fo:background-color="#004586" fo:border="0.002cm solid #ffffff"/>
      <style:text-properties fo:color="#ffffff"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00dcff" fo:border="0.002cm solid #000000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ffff" fo:border="0.002cm solid #ffffff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02cm solid #ffffff" fo:background-color="#004586" style:text-align-source="fix" style:repeat-content="false" fo:border-left="0.002cm solid #ffffff" fo:border-right="0.002cm solid #000000" fo:border-top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45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4" table:default-cell-style-name="Default"/>
        <table:table-row table:style-name="ro1">
          <table:table-cell table:number-columns-repeated="2"/>
          <table:table-cell office:value-type="string">
            <text:p>2 Cores</text:p>
          </table:table-cell>
          <table:table-cell table:style-name="ce2" office:value-type="string">
            <text:p>4 Cores</text:p>
          </table:table-cell>
          <table:table-cell office:value-type="string">
            <text:p>8 Cores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2">
            <text:p>2,200</text:p>
          </table:table-cell>
          <table:table-cell office:value-type="float" office:value="0.95">
            <text:p>0,95</text:p>
          </table:table-cell>
          <table:table-cell office:value-type="float" office:value="0.782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05">
            <text:p>2,050</text:p>
          </table:table-cell>
          <table:table-cell office:value-type="float" office:value="0.95">
            <text:p>0,95</text:p>
          </table:table-cell>
          <table:table-cell office:value-type="float" office:value="0.781957864761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42">
            <text:p>2,420</text:p>
          </table:table-cell>
          <table:table-cell office:value-type="float" office:value="0.91">
            <text:p>0,91</text:p>
          </table:table-cell>
          <table:table-cell office:value-type="float" office:value="0.784423177893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17">
            <text:p>2,170</text:p>
          </table:table-cell>
          <table:table-cell office:value-type="float" office:value="0.9">
            <text:p>0,90</text:p>
          </table:table-cell>
          <table:table-cell office:value-type="float" office:value="0.801713542505">
            <text:p>0,8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,000</text:p>
          </table:table-cell>
          <table:table-cell office:value-type="float" office:value="1">
            <text:p>1,00</text:p>
          </table:table-cell>
          <table:table-cell office:value-type="float" office:value="0.785443414341">
            <text:p>0,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.0106357336">
            <text:p>2,011</text:p>
          </table:table-cell>
          <table:table-cell office:value-type="float" office:value="0.956188635393">
            <text:p>0,96</text:p>
          </table:table-cell>
          <table:table-cell office:value-type="float" office:value="0.781783960082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1114180088">
            <text:p>2,111</text:p>
          </table:table-cell>
          <table:table-cell office:value-type="float" office:value="0.916722774506">
            <text:p>0,92</text:p>
          </table:table-cell>
          <table:table-cell office:value-type="float" office:value="0.783046039668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87578499317">
            <text:p>1,876</text:p>
          </table:table-cell>
          <table:table-cell office:value-type="float" office:value="0.918372457678">
            <text:p>0,92</text:p>
          </table:table-cell>
          <table:table-cell office:value-type="float" office:value="0.782636089758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.14982497692">
            <text:p>2,150</text:p>
          </table:table-cell>
          <table:table-cell office:value-type="float" office:value="0.944865085862">
            <text:p>0,94</text:p>
          </table:table-cell>
          <table:table-cell office:value-type="float" office:value="0.784502733837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0459420085">
            <text:p>2,046</text:p>
          </table:table-cell>
          <table:table-cell office:value-type="float" office:value="0.921170278029">
            <text:p>0,92</text:p>
          </table:table-cell>
          <table:table-cell office:value-type="float" office:value="0.781966090202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98898351192">
            <text:p>1,989</text:p>
          </table:table-cell>
          <table:table-cell office:value-type="float" office:value="0.965851176869">
            <text:p>0,97</text:p>
          </table:table-cell>
          <table:table-cell office:value-type="float" office:value="0.783133636821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23424476385">
            <text:p>2,234</text:p>
          </table:table-cell>
          <table:table-cell office:value-type="float" office:value="0.934312408621">
            <text:p>0,93</text:p>
          </table:table-cell>
          <table:table-cell office:value-type="float" office:value="0.783572142774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96351248026">
            <text:p>1,964</text:p>
          </table:table-cell>
          <table:table-cell office:value-type="float" office:value="0.938285415823">
            <text:p>0,94</text:p>
          </table:table-cell>
          <table:table-cell office:value-type="float" office:value="0.785063039173">
            <text:p>0,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99224698544">
            <text:p>1,992</text:p>
          </table:table-cell>
          <table:table-cell office:value-type="float" office:value="0.953572674231">
            <text:p>0,95</text:p>
          </table:table-cell>
          <table:table-cell office:value-type="float" office:value="0.782849907875">
            <text:p>0,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.07436645031">
            <text:p>2,074</text:p>
          </table:table-cell>
          <table:table-cell office:value-type="float" office:value="0.918279496106">
            <text:p>0,92</text:p>
          </table:table-cell>
          <table:table-cell office:value-type="float" office:value="0.785287499428">
            <text:p>0,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9046112299">
            <text:p>1,905</text:p>
          </table:table-cell>
          <table:table-cell office:value-type="float" office:value="0.936427864161">
            <text:p>0,94</text:p>
          </table:table-cell>
          <table:table-cell office:value-type="float" office:value="0.7214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.11204349995">
            <text:p>2,112</text:p>
          </table:table-cell>
          <table:table-cell office:value-type="float" office:value="0.898810679262">
            <text:p>0,90</text:p>
          </table:table-cell>
          <table:table-cell office:value-type="float" office:value="0.708739499251">
            <text:p>0,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94158446789">
            <text:p>1,942</text:p>
          </table:table-cell>
          <table:table-cell office:value-type="float" office:value="0.958846774968">
            <text:p>0,96</text:p>
          </table:table-cell>
          <table:table-cell office:value-type="float" office:value="0.708338836829">
            <text:p>0,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.05166101456">
            <text:p>2,052</text:p>
          </table:table-cell>
          <table:table-cell office:value-type="float" office:value="0.987631635232">
            <text:p>0,99</text:p>
          </table:table-cell>
          <table:table-cell office:value-type="float" office:value="0.706001003583">
            <text:p>0,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15">
            <text:p>2,150</text:p>
          </table:table-cell>
          <table:table-cell office:value-type="float" office:value="0.88">
            <text:p>0,88</text:p>
          </table:table-cell>
          <table:table-cell office:value-type="float" office:value="0.716970245043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.13364390893">
            <text:p>2,134</text:p>
          </table:table-cell>
          <table:table-cell office:value-type="float" office:value="0.935822248459">
            <text:p>0,94</text:p>
          </table:table-cell>
          <table:table-cell office:value-type="float" office:value="0.723162829876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.12232263522">
            <text:p>2,122</text:p>
          </table:table-cell>
          <table:table-cell office:value-type="float" office:value="0.9039448301">
            <text:p>0,90</text:p>
          </table:table-cell>
          <table:table-cell office:value-type="float" office:value="0.696845094363">
            <text:p>0,7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.16341077198">
            <text:p>2,163</text:p>
          </table:table-cell>
          <table:table-cell office:value-type="float" office:value="0.971429069837">
            <text:p>0,97</text:p>
          </table:table-cell>
          <table:table-cell office:value-type="float" office:value="0.715692917506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.01587080956">
            <text:p>2,016</text:p>
          </table:table-cell>
          <table:table-cell office:value-type="float" office:value="0.884911239147">
            <text:p>0,88</text:p>
          </table:table-cell>
          <table:table-cell office:value-type="float" office:value="0.734610577424">
            <text:p>0,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99073899876">
            <text:p>1,991</text:p>
          </table:table-cell>
          <table:table-cell office:value-type="float" office:value="0.922811408838">
            <text:p>0,92</text:p>
          </table:table-cell>
          <table:table-cell office:value-type="float" office:value="0.719312091668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.95844027129">
            <text:p>1,958</text:p>
          </table:table-cell>
          <table:table-cell office:value-type="float" office:value="0.93932890892">
            <text:p>0,94</text:p>
          </table:table-cell>
          <table:table-cell office:value-type="float" office:value="0.716026087602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.95778782801">
            <text:p>1,958</text:p>
          </table:table-cell>
          <table:table-cell office:value-type="float" office:value="0.913850923379">
            <text:p>0,91</text:p>
          </table:table-cell>
          <table:table-cell office:value-type="float" office:value="0.799800594648">
            <text:p>0,8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.03758381714">
            <text:p>2,038</text:p>
          </table:table-cell>
          <table:table-cell office:value-type="float" office:value="0.938436667124">
            <text:p>0,94</text:p>
          </table:table-cell>
          <table:table-cell office:value-type="float" office:value="0.730748176575">
            <text:p>0,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.10957595435">
            <text:p>2,110</text:p>
          </table:table-cell>
          <table:table-cell office:value-type="float" office:value="0.946142574151">
            <text:p>0,95</text:p>
          </table:table-cell>
          <table:table-cell office:value-type="float" office:value="0.737985928853">
            <text:p>0,7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07423049753">
            <text:p>2,074</text:p>
          </table:table-cell>
          <table:table-cell office:value-type="float" office:value="0.993149499098">
            <text:p>0,99</text:p>
          </table:table-cell>
          <table:table-cell office:value-type="float" office:value="0.715425590674">
            <text:p>0,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.10936323079">
            <text:p>2,109</text:p>
          </table:table-cell>
          <table:table-cell office:value-type="float" office:value="0.939344664415">
            <text:p>0,9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97805504365">
            <text:p>1,978</text:p>
          </table:table-cell>
          <table:table-cell office:value-type="float" office:value="0.936500906944">
            <text:p>0,9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.05886341225">
            <text:p>2,059</text:p>
          </table:table-cell>
          <table:table-cell office:value-type="float" office:value="0.931412239869">
            <text:p>0,9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.01399081404">
            <text:p>2,014</text:p>
          </table:table-cell>
          <table:table-cell office:value-type="float" office:value="0.944992919763">
            <text:p>0,94</text:p>
          </table:table-cell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8"/>
        </table:table-row>
        <table:table-row table:style-name="ro1" table:number-rows-repeated="2">
          <table:table-cell/>
          <table:table-cell table:style-name="ce1" table:number-columns-repeated="2"/>
          <table:table-cell table:style-name="Default" table:number-columns-repeated="2"/>
          <table:table-cell table:number-columns-repeated="28"/>
        </table:table-row>
        <table:table-row table:style-name="ro1" table:number-rows-repeated="2">
          <table:table-cell/>
          <table:table-cell table:style-name="ce1"/>
          <table:table-cell table:style-name="ce10"/>
          <table:table-cell table:style-name="ce18" table:number-columns-repeated="4"/>
          <table:table-cell table:number-columns-repeated="26"/>
        </table:table-row>
        <table:table-row table:style-name="ro1">
          <table:table-cell/>
          <table:table-cell table:style-name="ce1"/>
          <table:table-cell table:style-name="ce10"/>
          <table:table-cell table:style-name="ce18"/>
          <table:table-cell table:style-name="ce7" office:value-type="string">
            <text:p>2 Cores</text:p>
          </table:table-cell>
          <table:table-cell table:style-name="ce7" office:value-type="string">
            <text:p>Core4</text:p>
          </table:table-cell>
          <table:table-cell table:style-name="ce7" office:value-type="string">
            <text:p>Core8</text:p>
          </table:table-cell>
          <table:table-cell table:number-columns-repeated="26"/>
        </table:table-row>
        <table:table-row table:style-name="ro1">
          <table:table-cell/>
          <table:table-cell table:style-name="ce1"/>
          <table:table-cell table:style-name="ce10"/>
          <table:table-cell table:style-name="ce7" office:value-type="string">
            <text:p>Mean</text:p>
          </table:table-cell>
          <table:table-cell table:style-name="ce20" table:formula="of:=AVERAGE([.D1:.D35])" office:value-type="float" office:value="0.936512219317206">
            <text:p>0,94</text:p>
          </table:table-cell>
          <table:table-cell table:style-name="ce20" table:formula="of:=AVERAGE([.C1:.C35])" office:value-type="float" office:value="2.06384523878147">
            <text:p>2,06</text:p>
          </table:table-cell>
          <table:table-cell table:style-name="ce20" table:formula="of:=AVERAGE([.E1:.E35])" office:value-type="float" office:value="0.754014620433767">
            <text:p>0,75</text:p>
          </table:table-cell>
          <table:table-cell table:number-columns-repeated="26"/>
        </table:table-row>
        <table:table-row table:style-name="ro1" table:number-rows-repeated="2">
          <table:table-cell/>
          <table:table-cell table:style-name="ce1"/>
          <table:table-cell table:style-name="ce10"/>
          <table:table-cell table:style-name="ce18" table:number-columns-repeated="4"/>
          <table:table-cell table:number-columns-repeated="26"/>
        </table:table-row>
        <table:table-row table:style-name="ro1" table:number-rows-repeated="6">
          <table:table-cell/>
          <table:table-cell table:style-name="ce1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>
            <draw:frame table:end-cell-address="Sheet1.I81" table:end-x="0.052cm" table:end-y="0.073cm" draw:z-index="0" draw:style-name="gr1" svg:width="19.454cm" svg:height="11.122cm" svg:x="0cm" svg:y="0.198cm">
              <draw:object draw:notify-on-update-of-ranges="Sheet1.B2:Sheet1.B35 Sheet1.C1:Sheet1.C1 Sheet1.D2:Sheet1.D35 Sheet1.D1:Sheet1.D1 Sheet1.C2:Sheet1.C35 Sheet1.E1:Sheet1.E1 Sheet1.E2:Sheet1.E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"/>
          <table:table-cell table:style-name="Default" table:number-columns-repeated="2"/>
          <table:table-cell table:number-columns-repeated="28"/>
        </table:table-row>
        <table:table-row table:style-name="ro1" table:number-rows-repeated="32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2 Cores</text:p>
          </table:table-cell>
          <table:table-cell table:style-name="ce2" office:value-type="string">
            <text:p>4 Cores</text:p>
          </table:table-cell>
          <table:table-cell office:value-type="string">
            <text:p>8 Cores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1" office:value-type="float" office:value="65.6205070019">
            <text:p>65,621</text:p>
          </table:table-cell>
          <table:table-cell office:value-type="float" office:value="62.23">
            <text:p>62,23</text:p>
          </table:table-cell>
          <table:table-cell office:value-type="float" office:value="52.02">
            <text:p>52,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3.0299298763">
            <text:p>53,030</text:p>
          </table:table-cell>
          <table:table-cell office:value-type="float" office:value="31.0311121941">
            <text:p>31,03</text:p>
          </table:table-cell>
          <table:table-cell office:value-type="float" office:value="28.07">
            <text:p>28,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0.5718758106">
            <text:p>50,572</text:p>
          </table:table-cell>
          <table:table-cell office:value-type="float" office:value="23.2142879963">
            <text:p>23,21</text:p>
          </table:table-cell>
          <table:table-cell office:value-type="float" office:value="21.0938570499">
            <text:p>21,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0.49614501">
            <text:p>50,496</text:p>
          </table:table-cell>
          <table:table-cell office:value-type="float" office:value="23.3806929588">
            <text:p>23,38</text:p>
          </table:table-cell>
          <table:table-cell office:value-type="float" office:value="16.1133089066">
            <text:p>16,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1.803579092">
            <text:p>51,804</text:p>
          </table:table-cell>
          <table:table-cell office:value-type="float" office:value="21.3698060513">
            <text:p>21,37</text:p>
          </table:table-cell>
          <table:table-cell office:value-type="float" office:value="14.0018620491">
            <text:p>14,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.0228049755">
            <text:p>50,023</text:p>
          </table:table-cell>
          <table:table-cell office:value-type="float" office:value="20.6417629719">
            <text:p>20,64</text:p>
          </table:table-cell>
          <table:table-cell office:value-type="float" office:value="11.2170920372">
            <text:p>11,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0.0211970806">
            <text:p>50,021</text:p>
          </table:table-cell>
          <table:table-cell office:value-type="float" office:value="22.1801631451">
            <text:p>22,18</text:p>
          </table:table-cell>
          <table:table-cell office:value-type="float" office:value="12.1003558636">
            <text:p>12,1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0.0683829784">
            <text:p>50,068</text:p>
          </table:table-cell>
          <table:table-cell office:value-type="float" office:value="21.0158700943">
            <text:p>21,02</text:p>
          </table:table-cell>
          <table:table-cell office:value-type="float" office:value="10.8960678577">
            <text:p>10,9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3.3972568512">
            <text:p>53,397</text:p>
          </table:table-cell>
          <table:table-cell office:value-type="float" office:value="22.4982309341">
            <text:p>22,50</text:p>
          </table:table-cell>
          <table:table-cell office:value-type="float" office:value="11.1711149216">
            <text:p>11,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9.2585990429">
            <text:p>49,259</text:p>
          </table:table-cell>
          <table:table-cell office:value-type="float" office:value="21.4426100254">
            <text:p>21,44</text:p>
          </table:table-cell>
          <table:table-cell office:value-type="float" office:value="11.1564030647">
            <text:p>11,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2.8703861237">
            <text:p>52,870</text:p>
          </table:table-cell>
          <table:table-cell office:value-type="float" office:value="22.0062561035">
            <text:p>22,01</text:p>
          </table:table-cell>
          <table:table-cell office:value-type="float" office:value="10.3240461349">
            <text:p>10,32</text:p>
          </table:table-cell>
          <table:table-cell table:number-columns-repeated="28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2.3431990147">
            <text:p>52,343</text:p>
          </table:table-cell>
          <table:table-cell office:value-type="float" office:value="22.2726140022">
            <text:p>22,27</text:p>
          </table:table-cell>
          <table:table-cell office:value-type="float" office:value="10.1747889519">
            <text:p>10,17</text:p>
          </table:table-cell>
          <table:table-cell table:number-columns-repeated="28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49.0889201164">
            <text:p>49,089</text:p>
          </table:table-cell>
          <table:table-cell office:value-type="float" office:value="22.759116888">
            <text:p>22,76</text:p>
          </table:table-cell>
          <table:table-cell office:value-type="float" office:value="10.0961890221">
            <text:p>10,1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7.3276240826">
            <text:p>47,328</text:p>
          </table:table-cell>
          <table:table-cell office:value-type="float" office:value="21.8712198734">
            <text:p>21,87</text:p>
          </table:table-cell>
          <table:table-cell office:value-type="float" office:value="10.0092110634">
            <text:p>10,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0.0166430473">
            <text:p>50,017</text:p>
          </table:table-cell>
          <table:table-cell office:value-type="float" office:value="22.3145959377">
            <text:p>22,31</text:p>
          </table:table-cell>
          <table:table-cell office:value-type="float" office:value="9.81563305855">
            <text:p>9,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4.6332659721">
            <text:p>54,633</text:p>
          </table:table-cell>
          <table:table-cell office:value-type="float" office:value="21.4954149723">
            <text:p>21,50</text:p>
          </table:table-cell>
          <table:table-cell office:value-type="float" office:value="10.16862607">
            <text:p>10,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9.5589239597">
            <text:p>49,559</text:p>
          </table:table-cell>
          <table:table-cell office:value-type="float" office:value="22.4574069977">
            <text:p>22,46</text:p>
          </table:table-cell>
          <table:table-cell office:value-type="float" office:value="10.1929647923">
            <text:p>10,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3.3123109341">
            <text:p>53,312</text:p>
          </table:table-cell>
          <table:table-cell office:value-type="float" office:value="22.692401886">
            <text:p>22,69</text:p>
          </table:table-cell>
          <table:table-cell office:value-type="float" office:value="10.4103419781">
            <text:p>10,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9.9620010853">
            <text:p>49,962</text:p>
          </table:table-cell>
          <table:table-cell office:value-type="float" office:value="21.0805289745">
            <text:p>21,08</text:p>
          </table:table-cell>
          <table:table-cell office:value-type="float" office:value="10.4067530632">
            <text:p>10,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9.8006460667">
            <text:p>49,801</text:p>
          </table:table-cell>
          <table:table-cell office:value-type="float" office:value="21.5867879391">
            <text:p>21,59</text:p>
          </table:table-cell>
          <table:table-cell office:value-type="float" office:value="11.1366579533">
            <text:p>11,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5.4392640591">
            <text:p>55,439</text:p>
          </table:table-cell>
          <table:table-cell office:value-type="float" office:value="22.0827031136">
            <text:p>22,08</text:p>
          </table:table-cell>
          <table:table-cell office:value-type="float" office:value="10.968020916">
            <text:p>10,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51.575758934">
            <text:p>51,576</text:p>
          </table:table-cell>
          <table:table-cell office:value-type="float" office:value="21.7930040359">
            <text:p>21,79</text:p>
          </table:table-cell>
          <table:table-cell office:value-type="float" office:value="9.89604401588">
            <text:p>9,90</text:p>
          </table:table-cell>
          <table:table-cell table:number-columns-repeated="28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6">
          <table:table-cell table:number-columns-repeated="33"/>
        </table:table-row>
        <table:table-row table:style-name="ro1">
          <table:table-cell>
            <draw:frame table:end-cell-address="Sheet1.H151" table:end-x="2.12cm" table:end-y="0.286cm" draw:z-index="1" draw:style-name="gr1" svg:width="19.316cm" svg:height="10.832cm" svg:x="0cm" svg:y="0.251cm">
              <draw:object draw:notify-on-update-of-ranges="Sheet1.C89:Sheet1.C89 Sheet1.C90:Sheet1.C111 Sheet1.D89:Sheet1.D89 Sheet1.D90:Sheet1.D111 Sheet1.E89:Sheet1.E89 Sheet1.E90:Sheet1.E1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 table:number-rows-repeated="15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3"/>
          <table:table-cell>
            <draw:frame table:end-cell-address="Sheet1.N173" table:end-x="1.518cm" table:end-y="0.042cm" draw:z-index="6" draw:style-name="gr1" svg:width="19.4cm" svg:height="12.835cm" svg:x="1.687cm" svg:y="0.253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7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/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/>
          <table:table-cell table:style-name="ce2" office:value-type="string">
            <text:p>2 Cores</text:p>
          </table:table-cell>
          <table:table-cell table:style-name="ce2" office:value-type="string">
            <text:p>4 Cores</text:p>
          </table:table-cell>
          <table:table-cell table:style-name="ce1" office:value-type="string">
            <text:p>8 Cores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1">
            <text:p>1</text:p>
          </table:table-cell>
          <table:table-cell table:style-name="Default" office:value-type="float" office:value="77.01">
            <text:p>77,01</text:p>
          </table:table-cell>
          <table:table-cell office:value-type="float" office:value="26.55">
            <text:p>26,55</text:p>
          </table:table-cell>
          <table:table-cell table:style-name="ce2" office:value-type="float" office:value="31.0736501217">
            <text:p>31,074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2">
            <text:p>2</text:p>
          </table:table-cell>
          <table:table-cell office:value-type="float" office:value="53.2659051418">
            <text:p>53,27</text:p>
          </table:table-cell>
          <table:table-cell office:value-type="float" office:value="12.8812470436">
            <text:p>12,88</text:p>
          </table:table-cell>
          <table:table-cell table:style-name="ce2" office:value-type="float" office:value="16.0736501217">
            <text:p>16,074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3">
            <text:p>3</text:p>
          </table:table-cell>
          <table:table-cell office:value-type="float" office:value="52.6498589516">
            <text:p>52,65</text:p>
          </table:table-cell>
          <table:table-cell office:value-type="float" office:value="11.4252388477">
            <text:p>11,43</text:p>
          </table:table-cell>
          <table:table-cell table:style-name="ce2" office:value-type="float" office:value="10.9747920036">
            <text:p>10,975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4">
            <text:p>4</text:p>
          </table:table-cell>
          <table:table-cell office:value-type="float" office:value="50.2261099815">
            <text:p>50,23</text:p>
          </table:table-cell>
          <table:table-cell office:value-type="float" office:value="10.7827250957">
            <text:p>10,78</text:p>
          </table:table-cell>
          <table:table-cell table:style-name="ce2" office:value-type="float" office:value="8.28249502182">
            <text:p>8,282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5">
            <text:p>5</text:p>
          </table:table-cell>
          <table:table-cell office:value-type="float" office:value="52.3766729832">
            <text:p>52,38</text:p>
          </table:table-cell>
          <table:table-cell office:value-type="float" office:value="11.4440131187">
            <text:p>11,44</text:p>
          </table:table-cell>
          <table:table-cell table:style-name="ce2" office:value-type="float" office:value="8.07337903976">
            <text:p>8,073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6">
            <text:p>6</text:p>
          </table:table-cell>
          <table:table-cell office:value-type="float" office:value="50.5234189034">
            <text:p>50,52</text:p>
          </table:table-cell>
          <table:table-cell office:value-type="float" office:value="11.6964387894">
            <text:p>11,70</text:p>
          </table:table-cell>
          <table:table-cell table:style-name="ce2" office:value-type="float" office:value="6.07026791573">
            <text:p>6,070</text:p>
          </table:table-cell>
          <table:table-cell table:style-name="ce1"/>
          <table:table-cell table:number-columns-repeated="26"/>
        </table:table-row>
        <table:table-row table:style-name="ro1">
          <table:table-cell/>
          <table:table-cell table:style-name="ce2"/>
          <table:table-cell table:style-name="Default" office:value-type="float" office:value="7">
            <text:p>7</text:p>
          </table:table-cell>
          <table:table-cell office:value-type="float" office:value="47.4860310555">
            <text:p>47,49</text:p>
          </table:table-cell>
          <table:table-cell office:value-type="float" office:value="12.4644081593">
            <text:p>12,46</text:p>
          </table:table-cell>
          <table:table-cell table:style-name="ce2" office:value-type="float" office:value="5.55516886711">
            <text:p>5,555</text:p>
          </table:table-cell>
          <table:table-cell table:style-name="ce1"/>
          <table:table-cell table:number-columns-repeated="26"/>
        </table:table-row>
        <table:table-row table:style-name="ro1">
          <table:table-cell/>
          <table:table-cell table:style-name="ce2"/>
          <table:table-cell table:style-name="Default" office:value-type="float" office:value="8">
            <text:p>8</text:p>
          </table:table-cell>
          <table:table-cell office:value-type="float" office:value="54.0019910336">
            <text:p>54,00</text:p>
          </table:table-cell>
          <table:table-cell office:value-type="float" office:value="11.3464429379">
            <text:p>11,35</text:p>
          </table:table-cell>
          <table:table-cell table:style-name="ce2" office:value-type="float" office:value="6.24191093445">
            <text:p>6,242</text:p>
          </table:table-cell>
          <table:table-cell table:style-name="ce1"/>
          <table:table-cell table:number-columns-repeated="26"/>
        </table:table-row>
        <table:table-row table:style-name="ro1">
          <table:table-cell/>
          <table:table-cell table:style-name="ce2"/>
          <table:table-cell table:style-name="Default" office:value-type="float" office:value="9">
            <text:p>9</text:p>
          </table:table-cell>
          <table:table-cell office:value-type="float" office:value="46.0507102013">
            <text:p>46,05</text:p>
          </table:table-cell>
          <table:table-cell office:value-type="float" office:value="11.760682106">
            <text:p>11,76</text:p>
          </table:table-cell>
          <table:table-cell table:style-name="ce2" office:value-type="float" office:value="6.10445284843">
            <text:p>6,104</text:p>
          </table:table-cell>
          <table:table-cell table:style-name="ce1"/>
          <table:table-cell table:number-columns-repeated="26"/>
        </table:table-row>
        <table:table-row table:style-name="ro1">
          <table:table-cell/>
          <table:table-cell table:style-name="ce2"/>
          <table:table-cell table:style-name="Default" office:value-type="float" office:value="10">
            <text:p>10</text:p>
          </table:table-cell>
          <table:table-cell office:value-type="float" office:value="46.2887899876">
            <text:p>46,29</text:p>
          </table:table-cell>
          <table:table-cell office:value-type="float" office:value="12.0177879333">
            <text:p>12,02</text:p>
          </table:table-cell>
          <table:table-cell table:style-name="ce2" office:value-type="float" office:value="6.24041819572">
            <text:p>6,240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11">
            <text:p>11</text:p>
          </table:table-cell>
          <table:table-cell office:value-type="float" office:value="47.2786710262">
            <text:p>47,28</text:p>
          </table:table-cell>
          <table:table-cell office:value-type="float" office:value="12.4277689457">
            <text:p>12,43</text:p>
          </table:table-cell>
          <table:table-cell table:style-name="ce2" office:value-type="float" office:value="6.62795686722">
            <text:p>6,628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 office:value-type="float" office:value="12">
            <text:p>12</text:p>
          </table:table-cell>
          <table:table-cell office:value-type="float" office:value="47.2282021046">
            <text:p>47,23</text:p>
          </table:table-cell>
          <table:table-cell office:value-type="float" office:value="11.7652390003">
            <text:p>11,77</text:p>
          </table:table-cell>
          <table:table-cell table:style-name="ce2" office:value-type="float" office:value="5.28082895279">
            <text:p>5,281</text:p>
          </table:table-cell>
          <table:table-cell table:number-columns-repeated="27"/>
        </table:table-row>
        <table:table-row table:style-name="ro1" table:number-rows-repeated="18">
          <table:table-cell/>
          <table:table-cell table:style-name="ce2"/>
          <table:table-cell table:style-name="Default"/>
          <table:table-cell table:number-columns-repeated="2"/>
          <table:table-cell table:style-name="ce2"/>
          <table:table-cell table:number-columns-repeated="27"/>
        </table:table-row>
        <table:table-row table:style-name="ro1" table:number-rows-repeated="2">
          <table:table-cell/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7"/>
        </table:table-row>
        <table:table-row table:style-name="ro1">
          <table:table-cell>
            <draw:frame table:end-cell-address="Sheet1.H217" table:end-x="2.01cm" table:end-y="0.399cm" draw:z-index="2" draw:style-name="gr1" svg:width="19.123cm" svg:height="12.835cm" svg:x="0.083cm" svg:y="0.161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7"/>
        </table:table-row>
        <table:table-row table:style-name="ro1" table:number-rows-repeated="3">
          <table:table-cell/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7"/>
        </table:table-row>
        <table:table-row table:style-name="ro1">
          <table:table-cell/>
          <table:table-cell table:style-name="ce2"/>
          <table:table-cell table:style-name="Default"/>
          <table:table-cell table:style-name="ce2"/>
          <table:table-cell/>
          <table:table-cell table:style-name="ce1" table:number-columns-repeated="2"/>
          <table:table-cell table:number-columns-repeated="26"/>
        </table:table-row>
        <table:table-row table:style-name="ro1">
          <table:table-cell/>
          <table:table-cell table:style-name="ce2"/>
          <table:table-cell table:style-name="Default" table:number-columns-repeated="3"/>
          <table:table-cell/>
          <table:table-cell table:style-name="ce1"/>
          <table:table-cell table:number-columns-repeated="26"/>
        </table:table-row>
        <table:table-row table:style-name="ro1" table:number-rows-repeated="2">
          <table:table-cell/>
          <table:table-cell table:style-name="ce2"/>
          <table:table-cell table:style-name="Default"/>
          <table:table-cell table:style-name="ce2"/>
          <table:table-cell/>
          <table:table-cell table:style-name="ce1" table:number-columns-repeated="2"/>
          <table:table-cell table:number-columns-repeated="26"/>
        </table:table-row>
        <table:table-row table:style-name="ro1" table:number-rows-repeated="6">
          <table:table-cell/>
          <table:table-cell table:style-name="ce2"/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6"/>
        </table:table-row>
        <table:table-row table:style-name="ro1" table:number-rows-repeated="2">
          <table:table-cell/>
          <table:table-cell table:style-name="ce2"/>
          <table:table-cell table:style-name="ce1"/>
          <table:table-cell/>
          <table:table-cell table:style-name="Default"/>
          <table:table-cell table:number-columns-repeated="28"/>
        </table:table-row>
        <table:table-row table:style-name="ro1" table:number-rows-repeated="14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/>
          <table:table-cell table:style-name="ce3" table:number-columns-repeated="3"/>
          <table:table-cell table:style-name="ce21" table:number-columns-repeated="2"/>
          <table:table-cell table:style-name="ce3" table:number-columns-repeated="2"/>
          <table:table-cell table:style-name="ce23"/>
          <table:table-cell table:number-columns-repeated="24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2 Cores</text:p>
          </table:table-cell>
          <table:covered-table-cell table:style-name="ce19"/>
          <table:table-cell table:style-name="ce12" office:value-type="string" table:number-columns-spanned="2" table:number-rows-spanned="1">
            <text:p>4 Cores</text:p>
          </table:table-cell>
          <table:covered-table-cell table:style-name="ce19"/>
          <table:table-cell table:style-name="ce22" office:value-type="string" table:number-columns-spanned="2" table:number-rows-spanned="1">
            <text:p>8 Cores</text:p>
          </table:table-cell>
          <table:covered-table-cell table:style-name="ce19"/>
          <table:table-cell table:style-name="ce23"/>
          <table:table-cell table:number-columns-repeated="24"/>
        </table:table-row>
        <table:table-row table:style-name="ro4">
          <table:table-cell/>
          <table:table-cell table:style-name="ce5" office:value-type="string">
            <text:p>N° Gmms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2">
            <text:p>12</text:p>
          </table:table-cell>
          <table:table-cell table:style-name="ce23"/>
          <table:table-cell table:number-columns-repeated="24"/>
        </table:table-row>
        <table:table-row table:style-name="ro4">
          <table:table-cell/>
          <table:table-cell table:style-name="ce5" office:value-type="string">
            <text:p>Min Time</text:p>
          </table:table-cell>
          <table:table-cell table:style-name="ce14" office:value-type="float" office:value="44.1">
            <text:p>44,10</text:p>
          </table:table-cell>
          <table:table-cell table:style-name="ce14" table:formula="of:=MIN([.D157:.D186])" office:value-type="float" office:value="46.0507102013">
            <text:p>46,05</text:p>
          </table:table-cell>
          <table:table-cell table:style-name="ce14" office:value-type="float" office:value="20.61">
            <text:p>20,61</text:p>
          </table:table-cell>
          <table:table-cell table:style-name="ce14" table:formula="of:=MIN([.E157:.E186])" office:value-type="float" office:value="10.7827250957">
            <text:p>10,78</text:p>
          </table:table-cell>
          <table:table-cell table:style-name="ce14" office:value-type="float" office:value="9.6">
            <text:p>9,60</text:p>
          </table:table-cell>
          <table:table-cell table:style-name="ce14" table:formula="of:=MIN([.F157:.F186])" office:value-type="float" office:value="5.28082895279">
            <text:p>5,28</text:p>
          </table:table-cell>
          <table:table-cell table:style-name="ce23"/>
          <table:table-cell table:number-columns-repeated="24"/>
        </table:table-row>
        <table:table-row table:style-name="ro4">
          <table:table-cell/>
          <table:table-cell table:style-name="ce5" office:value-type="string">
            <text:p>Best N° Threads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3">
            <text:p>13</text:p>
          </table:table-cell>
          <table:table-cell table:style-name="ce23"/>
          <table:table-cell table:number-columns-repeated="24"/>
        </table:table-row>
        <table:table-row table:style-name="ro4">
          <table:table-cell/>
          <table:table-cell table:style-name="ce5" office:value-type="string">
            <text:p>Min Time / Gmms</text:p>
          </table:table-cell>
          <table:table-cell table:style-name="ce14" table:formula="of:=[.C222]/[.C221]" office:value-type="float" office:value="2.00454545454545">
            <text:p>2,00</text:p>
          </table:table-cell>
          <table:table-cell table:style-name="ce14" table:formula="of:=[.D222]/[.D221]" office:value-type="float" office:value="3.83755918344167">
            <text:p>3,84</text:p>
          </table:table-cell>
          <table:table-cell table:style-name="ce14" table:formula="of:=[.E222]/[.E221]" office:value-type="float" office:value="0.936818181818182">
            <text:p>0,94</text:p>
          </table:table-cell>
          <table:table-cell table:style-name="ce14" table:formula="of:=[.F222]/[.F221]" office:value-type="float" office:value="0.898560424641667">
            <text:p>0,90</text:p>
          </table:table-cell>
          <table:table-cell table:style-name="ce14" table:formula="of:=[.G222]/[.G221]" office:value-type="float" office:value="0.436363636363636">
            <text:p>0,44</text:p>
          </table:table-cell>
          <table:table-cell table:style-name="ce14" table:formula="of:=[.H222]/[.H221]" office:value-type="float" office:value="0.440069079399167">
            <text:p>0,44</text:p>
          </table:table-cell>
          <table:table-cell table:style-name="ce23"/>
          <table:table-cell table:number-columns-repeated="24"/>
        </table:table-row>
        <table:table-row table:style-name="ro1">
          <table:table-cell/>
          <table:table-cell table:style-name="ce3"/>
          <table:table-cell table:style-name="ce15" table:number-columns-repeated="6"/>
          <table:table-cell table:style-name="ce23"/>
          <table:table-cell table:number-columns-repeated="24"/>
        </table:table-row>
        <table:table-row table:style-name="ro1">
          <table:table-cell/>
          <table:table-cell table:style-name="ce6" table:number-columns-repeated="7"/>
          <table:table-cell table:style-name="ce23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3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/>
          <table:table-cell table:style-name="ce7" office:value-type="string">
            <text:p>Best N° Threads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13">
            <text:p>13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6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8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9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0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 table:visibility="collapse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9">
          <table:table-cell/>
          <table:table-cell table:style-name="ce8"/>
          <table:table-cell table:style-name="ce17" office:value-type="string">
            <text:p>Veri positivi</text:p>
          </table:table-cell>
          <table:table-cell table:style-name="ce8" table:number-columns-repeated="6"/>
          <table:table-cell table:number-columns-repeated="24"/>
        </table:table-row>
        <table:table-row table:style-name="ro8">
          <table:table-cell/>
          <table:table-cell table:style-name="ce9" office:value-type="string">
            <text:p>Senza soglia</text:p>
          </table:table-cell>
          <table:table-cell table:style-name="ce8" table:number-columns-repeated="7"/>
          <table:table-cell table:number-columns-repeated="24"/>
        </table:table-row>
        <table:table-row table:style-name="ro9">
          <table:table-cell/>
          <table:table-cell table:style-name="ce8" table:number-columns-repeated="8"/>
          <table:table-cell table:number-columns-repeated="24"/>
        </table:table-row>
        <table:table-row table:style-name="ro6" table:number-rows-repeated="2">
          <table:table-cell/>
          <table:table-cell table:style-name="ce8" table:number-columns-repeated="8"/>
          <table:table-cell table:number-columns-repeated="24"/>
        </table:table-row>
        <table:table-row table:style-name="ro11">
          <table:table-cell/>
          <table:table-cell table:style-name="ce8" table:number-columns-repeated="8"/>
          <table:table-cell table:number-columns-repeated="24"/>
        </table:table-row>
        <table:table-row table:style-name="ro12">
          <table:table-cell/>
          <table:table-cell table:style-name="ce8" table:number-columns-repeated="8"/>
          <table:table-cell table:number-columns-repeated="24"/>
        </table:table-row>
        <table:table-row table:style-name="ro13">
          <table:table-cell/>
          <table:table-cell table:style-name="ce8" table:number-columns-repeated="8"/>
          <table:table-cell table:number-columns-repeated="24"/>
        </table:table-row>
        <table:table-row table:style-name="ro14">
          <table:table-cell/>
          <table:table-cell table:style-name="ce8" table:number-columns-repeated="8"/>
          <table:table-cell table:number-columns-repeated="24"/>
        </table:table-row>
        <table:table-row table:style-name="ro1">
          <table:table-cell/>
          <table:table-cell table:style-name="ce8" table:number-columns-repeated="8"/>
          <table:table-cell table:number-columns-repeated="24"/>
        </table:table-row>
        <table:table-row table:style-name="ro15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2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2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6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7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8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5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8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9">
          <table:table-cell table:number-columns-repeated="2"/>
          <table:table-cell table:style-name="Default" table:number-columns-repeated="3"/>
          <table:table-cell table:number-columns-repeated="4"/>
          <table:table-cell table:style-name="ce24" office:value-type="string">
            <text:p>VP</text:p>
          </table:table-cell>
          <table:table-cell table:style-name="ce27" office:value-type="string">
            <text:p>VP</text:p>
          </table:table-cell>
          <table:table-cell table:number-columns-repeated="22"/>
        </table:table-row>
        <table:table-row table:style-name="ro10">
          <table:table-cell table:number-columns-repeated="2"/>
          <table:table-cell table:style-name="Default" table:number-columns-repeated="3"/>
          <table:table-cell table:number-columns-repeated="4"/>
          <table:table-cell table:style-name="ce25" office:value-type="string">
            <text:p>T</text:p>
          </table:table-cell>
          <table:table-cell table:style-name="ce28" office:value-type="string">
            <text:p>VP + FN</text:p>
          </table:table-cell>
          <table:table-cell table:number-columns-repeated="22"/>
        </table:table-row>
        <table:table-row table:style-name="ro20">
          <table:table-cell table:number-columns-repeated="2"/>
          <table:table-cell table:style-name="Default" table:number-columns-repeated="3"/>
          <table:table-cell table:number-columns-repeated="4"/>
          <table:table-cell table:style-name="ce26" office:value-type="string" table:number-columns-spanned="2" table:number-rows-spanned="1">
            <text:p><text:s text:c="5"/>VP = True positive <text:s text:c="12"/>FN = False negative <text:s text:c="6"/>T <text:s/>= Total positive</text:p>
          </table:table-cell>
          <table:covered-table-cell/>
          <table:table-cell table:number-columns-repeated="22"/>
        </table:table-row>
        <table:table-row table:style-name="ro14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7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21">
          <table:table-cell table:number-columns-repeated="2"/>
          <table:table-cell table:style-name="Default" table:number-columns-repeated="3"/>
          <table:table-cell table:number-columns-repeated="26"/>
          <table:table-cell>
            <draw:line table:end-cell-address="Sheet1.AF263" table:end-x="1.927cm" table:end-y="1.962cm" draw:z-index="3" draw:style-name="gr2" draw:text-style-name="P1" svg:x1="0.17cm" svg:y1="1.936cm" svg:x2="1.927cm" svg:y2="1.962cm">
              <text:p/>
            </draw:line>
            <draw:frame table:end-cell-address="Sheet1.AG263" table:end-x="0.192cm" table:end-y="2.193cm" draw:z-index="4" draw:style-name="gr3" svg:width="0.412cm" svg:height="0.469cm" svg:x="2.038cm" svg:y="1.724cm">
              <draw:text-box>
                <text:p>=</text:p>
              </draw:text-box>
            </draw:frame>
          </table:table-cell>
          <table:table-cell>
            <draw:line table:end-cell-address="Sheet1.AG263" table:end-x="1.95cm" table:end-y="1.962cm" draw:z-index="5" draw:style-name="gr2" draw:text-style-name="P1" svg:x1="0.274cm" svg:y1="1.962cm" svg:x2="1.95cm" svg:y2="1.936cm">
              <text:p/>
            </draw:line>
          </table:table-cell>
        </table:table-row>
        <table:table-row table:style-name="ro21" table:number-rows-repeated="16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9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4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3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14" table:number-rows-repeated="2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21" table:number-rows-repeated="115">
          <table:table-cell table:number-columns-repeated="2"/>
          <table:table-cell table:style-name="Default" table:number-columns-repeated="3"/>
          <table:table-cell table:number-columns-repeated="28"/>
        </table:table-row>
        <table:table-row table:style-name="ro21" table:number-rows-repeated="1048175">
          <table:table-cell table:number-columns-repeated="33"/>
        </table:table-row>
        <table:table-row table:style-name="ro21">
          <table:table-cell table:number-columns-repeated="33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001cm" fo:page-height="29.7cm" fo:margin-left="0.101cm" fo:margin-right="0.10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15.35.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a </meta:initial-creator>
    <meta:creation-date>2012-01-12T12:03:51</meta:creation-date>
    <dc:date>2012-04-24T15:35:09</dc:date>
    <dc:creator>mauro </dc:creator>
    <meta:editing-duration>PT411H58M55S</meta:editing-duration>
    <meta:editing-cycles>12</meta:editing-cycles>
    <meta:generator>OpenOffice.org/3.2$Linux OpenOffice.org_project/320m12$Build-9483</meta:generator>
    <meta:printed-by>michela </meta:printed-by>
    <meta:print-date>2012-01-26T16:20:38</meta:print-date>
    <meta:document-statistic meta:table-count="3" meta:cell-count="32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05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2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5cm" svg:height="11.123cm" xlink:href=".." chart:class="chart:line" chart:style-name="ch1">
        <chart:title svg:x="5.335cm" svg:y="0.223cm" chart:style-name="ch2">
          <text:p>Mean execution time for 35 matching scores</text:p>
        </chart:title>
        <chart:legend chart:legend-position="end" svg:x="17.384cm" svg:y="4.904cm" chart:style-name="ch3"/>
        <chart:plot-area chart:style-name="ch4" table:cell-range-address="Sheet1.B1:Sheet1.E35" chart:data-source-has-labels="both" svg:x="0.577cm" svg:y="0.948cm" svg:width="16.419cm" svg:height="9.71cm">
          <chart:axis chart:dimension="x" chart:name="primary-x" chart:style-name="ch5">
            <chart:title svg:x="8.688cm" svg:y="10.308cm" chart:style-name="ch6">
              <text:p>Tests</text:p>
            </chart:title>
            <chart:categories table:cell-range-address="Sheet1.B2:Sheet1.B35"/>
          </chart:axis>
          <chart:axis chart:dimension="y" chart:name="primary-y" chart:style-name="ch7">
            <chart:title svg:x="0.39cm" svg:y="6.152cm" chart:style-name="ch8">
              <text:p>Seconds</text:p>
            </chart:title>
            <chart:grid chart:style-name="ch9" chart:class="major"/>
          </chart:axis>
          <chart:series chart:style-name="ch10" chart:values-cell-range-address="Sheet1.D2:Sheet1.D35" chart:label-cell-address="Sheet1.C1:Sheet1.C1" chart:class="chart:line">
            <chart:data-point chart:repeated="34"/>
          </chart:series>
          <chart:series chart:style-name="ch11" chart:values-cell-range-address="Sheet1.C2:Sheet1.C35" chart:label-cell-address="Sheet1.D1:Sheet1.D1" chart:class="chart:line">
            <chart:data-point chart:repeated="34"/>
          </chart:series>
          <chart:series chart:style-name="ch12" chart:values-cell-range-address="Sheet1.E2:Sheet1.E35" chart:label-cell-address="Sheet1.E1:Sheet1.E1" chart:class="chart:line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2 Cores</text:p>
              </table:table-cell>
              <table:table-cell office:value-type="string">
                <text:p text:id="Sheet1.D1:Sheet1.D1">4 Cores</text:p>
              </table:table-cell>
              <table:table-cell office:value-type="string">
                <text:p text:id="Sheet1.E1:Sheet1.E1">8 Cores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35">1</text:p>
              </table:table-cell>
              <table:table-cell office:value-type="float" office:value="0.95">
                <text:p text:id="Sheet1.D2:Sheet1.D35">0.95</text:p>
              </table:table-cell>
              <table:table-cell office:value-type="float" office:value="2.2">
                <text:p text:id="Sheet1.C2:Sheet1.C35">2.2</text:p>
              </table:table-cell>
              <table:table-cell office:value-type="float" office:value="0.782">
                <text:p text:id="Sheet1.E2:Sheet1.E35">0.7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2.05">
                <text:p>2.05</text:p>
              </table:table-cell>
              <table:table-cell office:value-type="float" office:value="0.781957864761">
                <text:p>0.78195786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">
                <text:p>0.91</text:p>
              </table:table-cell>
              <table:table-cell office:value-type="float" office:value="2.42">
                <text:p>2.42</text:p>
              </table:table-cell>
              <table:table-cell office:value-type="float" office:value="0.784423177893">
                <text:p>0.78442317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2.17">
                <text:p>2.17</text:p>
              </table:table-cell>
              <table:table-cell office:value-type="float" office:value="0.801713542505">
                <text:p>0.801713542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785443414341">
                <text:p>0.78544341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188635393">
                <text:p>0.956188635393</text:p>
              </table:table-cell>
              <table:table-cell office:value-type="float" office:value="2.0106357336">
                <text:p>2.0106357336</text:p>
              </table:table-cell>
              <table:table-cell office:value-type="float" office:value="0.781783960082">
                <text:p>0.78178396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6722774506">
                <text:p>0.916722774506</text:p>
              </table:table-cell>
              <table:table-cell office:value-type="float" office:value="2.1114180088">
                <text:p>2.1114180088</text:p>
              </table:table-cell>
              <table:table-cell office:value-type="float" office:value="0.783046039668">
                <text:p>0.783046039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8372457678">
                <text:p>0.918372457678</text:p>
              </table:table-cell>
              <table:table-cell office:value-type="float" office:value="1.87578499317">
                <text:p>1.87578499317</text:p>
              </table:table-cell>
              <table:table-cell office:value-type="float" office:value="0.782636089758">
                <text:p>0.782636089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4865085862">
                <text:p>0.944865085862</text:p>
              </table:table-cell>
              <table:table-cell office:value-type="float" office:value="2.14982497692">
                <text:p>2.14982497692</text:p>
              </table:table-cell>
              <table:table-cell office:value-type="float" office:value="0.784502733837">
                <text:p>0.784502733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70278029">
                <text:p>0.921170278029</text:p>
              </table:table-cell>
              <table:table-cell office:value-type="float" office:value="2.0459420085">
                <text:p>2.0459420085</text:p>
              </table:table-cell>
              <table:table-cell office:value-type="float" office:value="0.781966090202">
                <text:p>0.78196609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5851176869">
                <text:p>0.965851176869</text:p>
              </table:table-cell>
              <table:table-cell office:value-type="float" office:value="1.98898351192">
                <text:p>1.98898351192</text:p>
              </table:table-cell>
              <table:table-cell office:value-type="float" office:value="0.783133636821">
                <text:p>0.783133636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4312408621">
                <text:p>0.934312408621</text:p>
              </table:table-cell>
              <table:table-cell office:value-type="float" office:value="2.23424476385">
                <text:p>2.23424476385</text:p>
              </table:table-cell>
              <table:table-cell office:value-type="float" office:value="0.783572142774">
                <text:p>0.783572142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8285415823">
                <text:p>0.938285415823</text:p>
              </table:table-cell>
              <table:table-cell office:value-type="float" office:value="1.96351248026">
                <text:p>1.96351248026</text:p>
              </table:table-cell>
              <table:table-cell office:value-type="float" office:value="0.785063039173">
                <text:p>0.785063039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3572674231">
                <text:p>0.953572674231</text:p>
              </table:table-cell>
              <table:table-cell office:value-type="float" office:value="1.99224698544">
                <text:p>1.99224698544</text:p>
              </table:table-cell>
              <table:table-cell office:value-type="float" office:value="0.782849907875">
                <text:p>0.78284990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279496106">
                <text:p>0.918279496106</text:p>
              </table:table-cell>
              <table:table-cell office:value-type="float" office:value="2.07436645031">
                <text:p>2.07436645031</text:p>
              </table:table-cell>
              <table:table-cell office:value-type="float" office:value="0.785287499428">
                <text:p>0.78528749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6427864161">
                <text:p>0.936427864161</text:p>
              </table:table-cell>
              <table:table-cell office:value-type="float" office:value="1.9046112299">
                <text:p>1.9046112299</text:p>
              </table:table-cell>
              <table:table-cell office:value-type="float" office:value="0.7214">
                <text:p>0.7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8810679262">
                <text:p>0.898810679262</text:p>
              </table:table-cell>
              <table:table-cell office:value-type="float" office:value="2.11204349995">
                <text:p>2.11204349995</text:p>
              </table:table-cell>
              <table:table-cell office:value-type="float" office:value="0.708739499251">
                <text:p>0.708739499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8846774968">
                <text:p>0.958846774968</text:p>
              </table:table-cell>
              <table:table-cell office:value-type="float" office:value="1.94158446789">
                <text:p>1.94158446789</text:p>
              </table:table-cell>
              <table:table-cell office:value-type="float" office:value="0.708338836829">
                <text:p>0.708338836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7631635232">
                <text:p>0.987631635232</text:p>
              </table:table-cell>
              <table:table-cell office:value-type="float" office:value="2.05166101456">
                <text:p>2.05166101456</text:p>
              </table:table-cell>
              <table:table-cell office:value-type="float" office:value="0.706001003583">
                <text:p>0.706001003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">
                <text:p>0.88</text:p>
              </table:table-cell>
              <table:table-cell office:value-type="float" office:value="2.15">
                <text:p>2.15</text:p>
              </table:table-cell>
              <table:table-cell office:value-type="float" office:value="0.716970245043">
                <text:p>0.716970245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5822248459">
                <text:p>0.935822248459</text:p>
              </table:table-cell>
              <table:table-cell office:value-type="float" office:value="2.13364390893">
                <text:p>2.13364390893</text:p>
              </table:table-cell>
              <table:table-cell office:value-type="float" office:value="0.723162829876">
                <text:p>0.723162829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39448301">
                <text:p>0.9039448301</text:p>
              </table:table-cell>
              <table:table-cell office:value-type="float" office:value="2.12232263522">
                <text:p>2.12232263522</text:p>
              </table:table-cell>
              <table:table-cell office:value-type="float" office:value="0.696845094363">
                <text:p>0.696845094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1429069837">
                <text:p>0.971429069837</text:p>
              </table:table-cell>
              <table:table-cell office:value-type="float" office:value="2.16341077198">
                <text:p>2.16341077198</text:p>
              </table:table-cell>
              <table:table-cell office:value-type="float" office:value="0.715692917506">
                <text:p>0.715692917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911239147">
                <text:p>0.884911239147</text:p>
              </table:table-cell>
              <table:table-cell office:value-type="float" office:value="2.01587080956">
                <text:p>2.01587080956</text:p>
              </table:table-cell>
              <table:table-cell office:value-type="float" office:value="0.734610577424">
                <text:p>0.734610577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2811408838">
                <text:p>0.922811408838</text:p>
              </table:table-cell>
              <table:table-cell office:value-type="float" office:value="1.99073899876">
                <text:p>1.99073899876</text:p>
              </table:table-cell>
              <table:table-cell office:value-type="float" office:value="0.719312091668">
                <text:p>0.719312091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932890892">
                <text:p>0.93932890892</text:p>
              </table:table-cell>
              <table:table-cell office:value-type="float" office:value="1.95844027129">
                <text:p>1.95844027129</text:p>
              </table:table-cell>
              <table:table-cell office:value-type="float" office:value="0.716026087602">
                <text:p>0.716026087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3850923379">
                <text:p>0.913850923379</text:p>
              </table:table-cell>
              <table:table-cell office:value-type="float" office:value="1.95778782801">
                <text:p>1.95778782801</text:p>
              </table:table-cell>
              <table:table-cell office:value-type="float" office:value="0.799800594648">
                <text:p>0.799800594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8436667124">
                <text:p>0.938436667124</text:p>
              </table:table-cell>
              <table:table-cell office:value-type="float" office:value="2.03758381714">
                <text:p>2.03758381714</text:p>
              </table:table-cell>
              <table:table-cell office:value-type="float" office:value="0.730748176575">
                <text:p>0.730748176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6142574151">
                <text:p>0.946142574151</text:p>
              </table:table-cell>
              <table:table-cell office:value-type="float" office:value="2.10957595435">
                <text:p>2.10957595435</text:p>
              </table:table-cell>
              <table:table-cell office:value-type="float" office:value="0.737985928853">
                <text:p>0.737985928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149499098">
                <text:p>0.993149499098</text:p>
              </table:table-cell>
              <table:table-cell office:value-type="float" office:value="2.07423049753">
                <text:p>2.07423049753</text:p>
              </table:table-cell>
              <table:table-cell office:value-type="float" office:value="0.715425590674">
                <text:p>0.715425590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344664415">
                <text:p>0.939344664415</text:p>
              </table:table-cell>
              <table:table-cell office:value-type="float" office:value="2.10936323079">
                <text:p>2.109363230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6500906944">
                <text:p>0.936500906944</text:p>
              </table:table-cell>
              <table:table-cell office:value-type="float" office:value="1.97805504365">
                <text:p>1.978055043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1412239869">
                <text:p>0.931412239869</text:p>
              </table:table-cell>
              <table:table-cell office:value-type="float" office:value="2.05886341225">
                <text:p>2.058863412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4992919763">
                <text:p>0.944992919763</text:p>
              </table:table-cell>
              <table:table-cell office:value-type="float" office:value="2.01399081404">
                <text:p>2.0139908140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05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2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17cm" svg:height="10.833cm" xlink:href=".." chart:class="chart:line" chart:style-name="ch1">
        <chart:title svg:x="4.115cm" svg:y="0.216cm" chart:style-name="ch2">
          <text:p>Execution time for 22 gmms with an interval from 1 to 22
 threads</text:p>
        </chart:title>
        <chart:legend chart:legend-position="end" svg:x="17.249cm" svg:y="4.759cm" chart:style-name="ch3"/>
        <chart:plot-area chart:style-name="ch4" table:cell-range-address="Sheet1.C89:Sheet1.E111" chart:data-source-has-labels="row" svg:x="0.386cm" svg:y="1.439cm" svg:width="16.478cm" svg:height="8.96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90:Sheet1.C111" chart:label-cell-address="Sheet1.C89:Sheet1.C89" chart:class="chart:line">
            <chart:data-point chart:repeated="22"/>
          </chart:series>
          <chart:series chart:style-name="ch9" chart:values-cell-range-address="Sheet1.D90:Sheet1.D111" chart:label-cell-address="Sheet1.D89:Sheet1.D89" chart:class="chart:line">
            <chart:data-point chart:repeated="22"/>
          </chart:series>
          <chart:series chart:style-name="ch10" chart:values-cell-range-address="Sheet1.E90:Sheet1.E111" chart:label-cell-address="Sheet1.E89:Sheet1.E89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89:Sheet1.C89">2 Cores</text:p>
              </table:table-cell>
              <table:table-cell office:value-type="string">
                <text:p text:id="Sheet1.D89:Sheet1.D89">4 Cores</text:p>
              </table:table-cell>
              <table:table-cell office:value-type="string">
                <text:p text:id="Sheet1.E89:Sheet1.E89">8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6205070019">
                <text:p text:id="Sheet1.C90:Sheet1.C111">65.6205070019</text:p>
              </table:table-cell>
              <table:table-cell office:value-type="float" office:value="62.23">
                <text:p text:id="Sheet1.D90:Sheet1.D111">62.23</text:p>
              </table:table-cell>
              <table:table-cell office:value-type="float" office:value="52.02">
                <text:p text:id="Sheet1.E90:Sheet1.E111">52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0299298763">
                <text:p>53.0299298763</text:p>
              </table:table-cell>
              <table:table-cell office:value-type="float" office:value="31.0311121941">
                <text:p>31.0311121941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718758106">
                <text:p>50.5718758106</text:p>
              </table:table-cell>
              <table:table-cell office:value-type="float" office:value="23.2142879963">
                <text:p>23.2142879963</text:p>
              </table:table-cell>
              <table:table-cell office:value-type="float" office:value="21.0938570499">
                <text:p>21.0938570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49614501">
                <text:p>50.49614501</text:p>
              </table:table-cell>
              <table:table-cell office:value-type="float" office:value="23.3806929588">
                <text:p>23.3806929588</text:p>
              </table:table-cell>
              <table:table-cell office:value-type="float" office:value="16.1133089066">
                <text:p>16.113308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803579092">
                <text:p>51.803579092</text:p>
              </table:table-cell>
              <table:table-cell office:value-type="float" office:value="21.3698060513">
                <text:p>21.3698060513</text:p>
              </table:table-cell>
              <table:table-cell office:value-type="float" office:value="14.0018620491">
                <text:p>14.0018620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28049755">
                <text:p>50.0228049755</text:p>
              </table:table-cell>
              <table:table-cell office:value-type="float" office:value="20.6417629719">
                <text:p>20.6417629719</text:p>
              </table:table-cell>
              <table:table-cell office:value-type="float" office:value="11.2170920372">
                <text:p>11.2170920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211970806">
                <text:p>50.0211970806</text:p>
              </table:table-cell>
              <table:table-cell office:value-type="float" office:value="22.1801631451">
                <text:p>22.1801631451</text:p>
              </table:table-cell>
              <table:table-cell office:value-type="float" office:value="12.1003558636">
                <text:p>12.100355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0683829784">
                <text:p>50.0683829784</text:p>
              </table:table-cell>
              <table:table-cell office:value-type="float" office:value="21.0158700943">
                <text:p>21.0158700943</text:p>
              </table:table-cell>
              <table:table-cell office:value-type="float" office:value="10.8960678577">
                <text:p>10.896067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972568512">
                <text:p>53.3972568512</text:p>
              </table:table-cell>
              <table:table-cell office:value-type="float" office:value="22.4982309341">
                <text:p>22.4982309341</text:p>
              </table:table-cell>
              <table:table-cell office:value-type="float" office:value="11.1711149216">
                <text:p>11.1711149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2585990429">
                <text:p>49.2585990429</text:p>
              </table:table-cell>
              <table:table-cell office:value-type="float" office:value="21.4426100254">
                <text:p>21.4426100254</text:p>
              </table:table-cell>
              <table:table-cell office:value-type="float" office:value="11.1564030647">
                <text:p>11.1564030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8703861237">
                <text:p>52.8703861237</text:p>
              </table:table-cell>
              <table:table-cell office:value-type="float" office:value="22.0062561035">
                <text:p>22.0062561035</text:p>
              </table:table-cell>
              <table:table-cell office:value-type="float" office:value="10.3240461349">
                <text:p>10.3240461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3431990147">
                <text:p>52.3431990147</text:p>
              </table:table-cell>
              <table:table-cell office:value-type="float" office:value="22.2726140022">
                <text:p>22.2726140022</text:p>
              </table:table-cell>
              <table:table-cell office:value-type="float" office:value="10.1747889519">
                <text:p>10.1747889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0889201164">
                <text:p>49.0889201164</text:p>
              </table:table-cell>
              <table:table-cell office:value-type="float" office:value="22.759116888">
                <text:p>22.759116888</text:p>
              </table:table-cell>
              <table:table-cell office:value-type="float" office:value="10.0961890221">
                <text:p>10.0961890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3276240826">
                <text:p>47.3276240826</text:p>
              </table:table-cell>
              <table:table-cell office:value-type="float" office:value="21.8712198734">
                <text:p>21.8712198734</text:p>
              </table:table-cell>
              <table:table-cell office:value-type="float" office:value="10.0092110634">
                <text:p>10.0092110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0166430473">
                <text:p>50.0166430473</text:p>
              </table:table-cell>
              <table:table-cell office:value-type="float" office:value="22.3145959377">
                <text:p>22.3145959377</text:p>
              </table:table-cell>
              <table:table-cell office:value-type="float" office:value="9.81563305855">
                <text:p>9.81563305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6332659721">
                <text:p>54.6332659721</text:p>
              </table:table-cell>
              <table:table-cell office:value-type="float" office:value="21.4954149723">
                <text:p>21.4954149723</text:p>
              </table:table-cell>
              <table:table-cell office:value-type="float" office:value="10.16862607">
                <text:p>10.16862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5589239597">
                <text:p>49.5589239597</text:p>
              </table:table-cell>
              <table:table-cell office:value-type="float" office:value="22.4574069977">
                <text:p>22.4574069977</text:p>
              </table:table-cell>
              <table:table-cell office:value-type="float" office:value="10.1929647923">
                <text:p>10.1929647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123109341">
                <text:p>53.3123109341</text:p>
              </table:table-cell>
              <table:table-cell office:value-type="float" office:value="22.692401886">
                <text:p>22.692401886</text:p>
              </table:table-cell>
              <table:table-cell office:value-type="float" office:value="10.4103419781">
                <text:p>10.4103419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9620010853">
                <text:p>49.9620010853</text:p>
              </table:table-cell>
              <table:table-cell office:value-type="float" office:value="21.0805289745">
                <text:p>21.0805289745</text:p>
              </table:table-cell>
              <table:table-cell office:value-type="float" office:value="10.4067530632">
                <text:p>10.4067530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006460667">
                <text:p>49.8006460667</text:p>
              </table:table-cell>
              <table:table-cell office:value-type="float" office:value="21.5867879391">
                <text:p>21.5867879391</text:p>
              </table:table-cell>
              <table:table-cell office:value-type="float" office:value="11.1366579533">
                <text:p>11.1366579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4392640591">
                <text:p>55.4392640591</text:p>
              </table:table-cell>
              <table:table-cell office:value-type="float" office:value="22.0827031136">
                <text:p>22.0827031136</text:p>
              </table:table-cell>
              <table:table-cell office:value-type="float" office:value="10.968020916">
                <text:p>10.968020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75758934">
                <text:p>51.575758934</text:p>
              </table:table-cell>
              <table:table-cell office:value-type="float" office:value="21.7930040359">
                <text:p>21.7930040359</text:p>
              </table:table-cell>
              <table:table-cell office:value-type="float" office:value="9.89604401588">
                <text:p>9.89604401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5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24cm" svg:height="12.836cm" xlink:href="." chart:class="chart:line" chart:style-name="ch1">
        <chart:title svg:x="3.212cm" svg:y="0.257cm" chart:style-name="ch2">
          <text:p>Execution time for 12 gmms with an interval from 1 to 12 threads</text:p>
        </chart:title>
        <chart:legend chart:legend-position="end" svg:x="17.06cm" svg:y="5.761cm" chart:style-name="ch3"/>
        <chart:plot-area chart:style-name="ch4" chart:data-source-has-labels="both" svg:x="0.563cm" svg:y="1.016cm" svg:width="16.116cm" svg:height="11.253cm">
          <chart:axis chart:dimension="x" chart:name="primary-x" chart:style-name="ch5">
            <chart:title svg:x="8.311cm" svg:y="11.953cm" chart:style-name="ch6">
              <text:p>Threads</text:p>
            </chart:title>
            <chart:categories table:cell-range-address="local-table.$A$2:.$A$13"/>
          </chart:axis>
          <chart:axis chart:dimension="y" chart:name="primary-y" chart:style-name="ch5">
            <chart:title svg:x="0.383cm" svg:y="7.4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ores</text:p>
              </table:table-cell>
              <table:table-cell office:value-type="string">
                <text:p>4 Cores</text:p>
              </table:table-cell>
              <table:table-cell office:value-type="string">
                <text:p>8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01">
                <text:p>77.01</text:p>
              </table:table-cell>
              <table:table-cell office:value-type="float" office:value="26.55">
                <text:p>26.55</text:p>
              </table:table-cell>
              <table:table-cell office:value-type="float" office:value="31.0736501217">
                <text:p>31.0736501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2659051418">
                <text:p>53.2659051418</text:p>
              </table:table-cell>
              <table:table-cell office:value-type="float" office:value="12.8812470436">
                <text:p>12.8812470436</text:p>
              </table:table-cell>
              <table:table-cell office:value-type="float" office:value="16.0736501217">
                <text:p>16.0736501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6498589516">
                <text:p>52.6498589516</text:p>
              </table:table-cell>
              <table:table-cell office:value-type="float" office:value="11.4252388477">
                <text:p>11.4252388477</text:p>
              </table:table-cell>
              <table:table-cell office:value-type="float" office:value="10.9747920036">
                <text:p>10.974792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261099815">
                <text:p>50.2261099815</text:p>
              </table:table-cell>
              <table:table-cell office:value-type="float" office:value="10.7827250957">
                <text:p>10.7827250957</text:p>
              </table:table-cell>
              <table:table-cell office:value-type="float" office:value="8.28249502182">
                <text:p>8.28249502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3766729832">
                <text:p>52.3766729832</text:p>
              </table:table-cell>
              <table:table-cell office:value-type="float" office:value="11.4440131187">
                <text:p>11.4440131187</text:p>
              </table:table-cell>
              <table:table-cell office:value-type="float" office:value="8.07337903976">
                <text:p>8.0733790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234189034">
                <text:p>50.5234189034</text:p>
              </table:table-cell>
              <table:table-cell office:value-type="float" office:value="11.6964387894">
                <text:p>11.6964387894</text:p>
              </table:table-cell>
              <table:table-cell office:value-type="float" office:value="6.07026791573">
                <text:p>6.07026791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4860310555">
                <text:p>47.4860310555</text:p>
              </table:table-cell>
              <table:table-cell office:value-type="float" office:value="12.4644081593">
                <text:p>12.4644081593</text:p>
              </table:table-cell>
              <table:table-cell office:value-type="float" office:value="5.55516886711">
                <text:p>5.5551688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019910336">
                <text:p>54.0019910336</text:p>
              </table:table-cell>
              <table:table-cell office:value-type="float" office:value="11.3464429379">
                <text:p>11.3464429379</text:p>
              </table:table-cell>
              <table:table-cell office:value-type="float" office:value="6.24191093445">
                <text:p>6.2419109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0507102013">
                <text:p>46.0507102013</text:p>
              </table:table-cell>
              <table:table-cell office:value-type="float" office:value="11.760682106">
                <text:p>11.760682106</text:p>
              </table:table-cell>
              <table:table-cell office:value-type="float" office:value="6.10445284843">
                <text:p>6.10445284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2887899876">
                <text:p>46.2887899876</text:p>
              </table:table-cell>
              <table:table-cell office:value-type="float" office:value="12.0177879333">
                <text:p>12.0177879333</text:p>
              </table:table-cell>
              <table:table-cell office:value-type="float" office:value="6.24041819572">
                <text:p>6.2404181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786710262">
                <text:p>47.2786710262</text:p>
              </table:table-cell>
              <table:table-cell office:value-type="float" office:value="12.4277689457">
                <text:p>12.4277689457</text:p>
              </table:table-cell>
              <table:table-cell office:value-type="float" office:value="6.62795686722">
                <text:p>6.62795686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2282021046">
                <text:p>47.2282021046</text:p>
              </table:table-cell>
              <table:table-cell office:value-type="float" office:value="11.7652390003">
                <text:p>11.7652390003</text:p>
              </table:table-cell>
              <table:table-cell office:value-type="float" office:value="5.28082895279">
                <text:p>5.28082895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5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01cm" svg:height="12.836cm" xlink:href="." chart:class="chart:line" chart:style-name="ch1">
        <chart:title svg:x="3.35cm" svg:y="0.257cm" chart:style-name="ch2">
          <text:p>Execution time for 12 gmms with an interval from 1 to 12 threads</text:p>
        </chart:title>
        <chart:legend chart:legend-position="end" svg:x="17.569cm" svg:y="5.761cm" chart:style-name="ch3"/>
        <chart:plot-area chart:style-name="ch4" chart:data-source-has-labels="both" svg:x="0.575cm" svg:y="1.016cm" svg:width="16.607cm" svg:height="11.253cm">
          <chart:axis chart:dimension="x" chart:name="primary-x" chart:style-name="ch5">
            <chart:title svg:x="8.568cm" svg:y="11.953cm" chart:style-name="ch6">
              <text:p>Threads</text:p>
            </chart:title>
            <chart:categories table:cell-range-address="local-table.$A$2:.$A$13"/>
          </chart:axis>
          <chart:axis chart:dimension="y" chart:name="primary-y" chart:style-name="ch5">
            <chart:title svg:x="0.389cm" svg:y="7.4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2</text:p>
              </table:table-cell>
              <table:table-cell office:value-type="string">
                <text:p>Core4</text:p>
              </table:table-cell>
              <table:table-cell office:value-type="string">
                <text:p>Core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01">
                <text:p>77.01</text:p>
              </table:table-cell>
              <table:table-cell office:value-type="float" office:value="26.55">
                <text:p>26.55</text:p>
              </table:table-cell>
              <table:table-cell office:value-type="float" office:value="31.0736501217">
                <text:p>31.0736501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2659051418">
                <text:p>53.2659051418</text:p>
              </table:table-cell>
              <table:table-cell office:value-type="float" office:value="12.8812470436">
                <text:p>12.8812470436</text:p>
              </table:table-cell>
              <table:table-cell office:value-type="float" office:value="16.0736501217">
                <text:p>16.0736501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6498589516">
                <text:p>52.6498589516</text:p>
              </table:table-cell>
              <table:table-cell office:value-type="float" office:value="11.4252388477">
                <text:p>11.4252388477</text:p>
              </table:table-cell>
              <table:table-cell office:value-type="float" office:value="10.9747920036">
                <text:p>10.974792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261099815">
                <text:p>50.2261099815</text:p>
              </table:table-cell>
              <table:table-cell office:value-type="float" office:value="10.7827250957">
                <text:p>10.7827250957</text:p>
              </table:table-cell>
              <table:table-cell office:value-type="float" office:value="8.28249502182">
                <text:p>8.28249502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3766729832">
                <text:p>52.3766729832</text:p>
              </table:table-cell>
              <table:table-cell office:value-type="float" office:value="11.4440131187">
                <text:p>11.4440131187</text:p>
              </table:table-cell>
              <table:table-cell office:value-type="float" office:value="8.07337903976">
                <text:p>8.0733790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234189034">
                <text:p>50.5234189034</text:p>
              </table:table-cell>
              <table:table-cell office:value-type="float" office:value="11.6964387894">
                <text:p>11.6964387894</text:p>
              </table:table-cell>
              <table:table-cell office:value-type="float" office:value="6.07026791573">
                <text:p>6.07026791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4860310555">
                <text:p>47.4860310555</text:p>
              </table:table-cell>
              <table:table-cell office:value-type="float" office:value="12.4644081593">
                <text:p>12.4644081593</text:p>
              </table:table-cell>
              <table:table-cell office:value-type="float" office:value="5.55516886711">
                <text:p>5.5551688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019910336">
                <text:p>54.0019910336</text:p>
              </table:table-cell>
              <table:table-cell office:value-type="float" office:value="11.3464429379">
                <text:p>11.3464429379</text:p>
              </table:table-cell>
              <table:table-cell office:value-type="float" office:value="6.24191093445">
                <text:p>6.2419109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0507102013">
                <text:p>46.0507102013</text:p>
              </table:table-cell>
              <table:table-cell office:value-type="float" office:value="11.760682106">
                <text:p>11.760682106</text:p>
              </table:table-cell>
              <table:table-cell office:value-type="float" office:value="6.10445284843">
                <text:p>6.10445284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2887899876">
                <text:p>46.2887899876</text:p>
              </table:table-cell>
              <table:table-cell office:value-type="float" office:value="12.0177879333">
                <text:p>12.0177879333</text:p>
              </table:table-cell>
              <table:table-cell office:value-type="float" office:value="6.24041819572">
                <text:p>6.2404181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786710262">
                <text:p>47.2786710262</text:p>
              </table:table-cell>
              <table:table-cell office:value-type="float" office:value="12.4277689457">
                <text:p>12.4277689457</text:p>
              </table:table-cell>
              <table:table-cell office:value-type="float" office:value="6.62795686722">
                <text:p>6.62795686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2282021046">
                <text:p>47.2282021046</text:p>
              </table:table-cell>
              <table:table-cell office:value-type="float" office:value="11.7652390003">
                <text:p>11.7652390003</text:p>
              </table:table-cell>
              <table:table-cell office:value-type="float" office:value="5.28082895279">
                <text:p>5.280828952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